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JP" svg:font-family="'Noto Sans JP', sans-serif"/>
    <style:font-face style:name="OpenSymbol" svg:font-family="OpenSymbol" style:font-charset="x-symbol"/>
    <style:font-face style:name="Poppins" svg:font-family="Poppins, sans-serif"/>
    <style:font-face style:name="proxima-nova" svg:font-family="proxima-nova, sans-serif"/>
  </office:font-face-decls>
  <office:automatic-styles>
    <style:style style:name="Table1" style:family="table">
      <style:table-properties style:width="17.013cm" fo:margin-left="0cm" table:align="left"/>
    </style:style>
    <style:style style:name="Table1.A" style:family="table-column">
      <style:table-column-properties style:column-width="2.805cm"/>
    </style:style>
    <style:style style:name="Table1.B" style:family="table-column">
      <style:table-column-properties style:column-width="6.403cm"/>
    </style:style>
    <style:style style:name="Table1.C" style:family="table-column">
      <style:table-column-properties style:column-width="7.805cm"/>
    </style:style>
    <style:style style:name="Table1.A1" style:family="table-cell">
      <style:table-cell-properties style:vertical-align="middle" fo:padding-left="0cm" fo:padding-right="0.529cm" fo:padding-top="0cm" fo:padding-bottom="0.049cm" fo:border-left="none" fo:border-right="0.75pt solid #000000" fo:border-top="none" fo:border-bottom="0.75pt solid #000000"/>
    </style:style>
    <style:style style:name="Table1.A2" style:family="table-cell">
      <style:table-cell-properties style:vertical-align="middle" fo:padding="0cm" fo:border="none"/>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8375f" officeooo:paragraph-rsid="0008375f" style:font-size-asian="16pt" style:font-weight-asian="bold" style:font-size-complex="16pt" style:font-weight-complex="bold"/>
    </style:style>
    <style:style style:name="P3" style:family="paragraph" style:parent-style-name="Standard">
      <style:text-properties fo:font-size="16pt" fo:font-weight="bold" officeooo:rsid="00094f82" officeooo:paragraph-rsid="00094f82" style:font-size-asian="16pt" style:font-weight-asian="bold" style:font-size-complex="16pt" style:font-weight-complex="bold"/>
    </style:style>
    <style:style style:name="P4" style:family="paragraph" style:parent-style-name="Standard">
      <style:text-properties fo:font-size="16pt" fo:font-weight="bold" officeooo:rsid="00094f82" officeooo:paragraph-rsid="000a0469" style:font-size-asian="16pt" style:font-weight-asian="bold" style:font-size-complex="16pt" style:font-weight-complex="bold"/>
    </style:style>
    <style:style style:name="P5" style:family="paragraph" style:parent-style-name="Standard">
      <style:text-properties officeooo:paragraph-rsid="0008375f"/>
    </style:style>
    <style:style style:name="P6" style:family="paragraph" style:parent-style-name="Standard">
      <style:text-properties officeooo:rsid="00094f82" officeooo:paragraph-rsid="00094f82"/>
    </style:style>
    <style:style style:name="P7" style:family="paragraph" style:parent-style-name="Standard">
      <style:text-properties fo:font-size="13pt" fo:font-weight="normal" officeooo:rsid="00094f82" officeooo:paragraph-rsid="00094f82" style:font-size-asian="13pt" style:font-weight-asian="normal" style:font-size-complex="13pt" style:font-weight-complex="normal"/>
    </style:style>
    <style:style style:name="P8" style:family="paragraph" style:parent-style-name="Standard">
      <style:text-properties fo:font-size="13pt" fo:font-weight="normal" officeooo:rsid="00094f82" officeooo:paragraph-rsid="000a0469" style:font-size-asian="13pt" style:font-weight-asian="normal" style:font-size-complex="13pt" style:font-weight-complex="normal"/>
    </style:style>
    <style:style style:name="P9" style:family="paragraph" style:parent-style-name="Standard">
      <style:text-properties fo:font-size="13pt" fo:font-style="italic" style:text-underline-style="solid" style:text-underline-width="auto" style:text-underline-color="font-color" fo:font-weight="normal" officeooo:rsid="00094f82" officeooo:paragraph-rsid="00094f82" style:font-size-asian="13pt" style:font-style-asian="italic" style:font-weight-asian="normal" style:font-size-complex="13pt" style:font-style-complex="italic" style:font-weight-complex="normal"/>
    </style:style>
    <style:style style:name="P10" style:family="paragraph" style:parent-style-name="Standard">
      <style:text-properties officeooo:paragraph-rsid="000a0469"/>
    </style:style>
    <style:style style:name="P11" style:family="paragraph" style:parent-style-name="Table_20_Contents">
      <style:paragraph-properties fo:margin-left="0cm" fo:margin-right="0cm" fo:margin-top="0cm" fo:margin-bottom="0cm" style:contextual-spacing="false" fo:text-indent="0cm" style:auto-text-indent="false"/>
      <style:text-properties fo:font-weight="normal"/>
    </style:style>
    <style:style style:name="P12" style:family="paragraph" style:parent-style-name="Table_20_Contents">
      <style:paragraph-properties fo:margin-left="0cm" fo:margin-right="0cm" fo:margin-top="0cm" fo:margin-bottom="0cm" style:contextual-spacing="false" fo:text-indent="0cm" style:auto-text-indent="false" fo:padding="0cm" fo:border="none"/>
      <style:text-properties fo:font-weight="normal"/>
    </style:style>
    <style:style style:name="P13" style:family="paragraph" style:parent-style-name="Table_20_Contents" style:list-style-name="L1">
      <style:paragraph-properties fo:margin-left="0cm" fo:margin-right="0cm" fo:margin-top="0cm" fo:margin-bottom="0cm" style:contextual-spacing="false" fo:text-indent="0cm" style:auto-text-indent="false" fo:padding="0cm" fo:border="none"/>
    </style:style>
    <style:style style:name="P14" style:family="paragraph" style:parent-style-name="Table_20_Contents" style:list-style-name="L2">
      <style:paragraph-properties fo:margin-left="0cm" fo:margin-right="0cm" fo:margin-top="0cm" fo:margin-bottom="0cm" style:contextual-spacing="false" fo:text-indent="0cm" style:auto-text-indent="false" fo:padding="0cm" fo:border="none"/>
    </style:style>
    <style:style style:name="P15" style:family="paragraph" style:parent-style-name="Table_20_Contents" style:list-style-name="L3">
      <style:paragraph-properties fo:margin-left="0cm" fo:margin-right="0cm" fo:margin-top="0cm" fo:margin-bottom="0cm" style:contextual-spacing="false" fo:text-indent="0cm" style:auto-text-indent="false" fo:padding="0cm" fo:border="none"/>
    </style:style>
    <style:style style:name="P16" style:family="paragraph" style:parent-style-name="Table_20_Contents" style:list-style-name="L4">
      <style:paragraph-properties fo:margin-left="0cm" fo:margin-right="0cm" fo:margin-top="0cm" fo:margin-bottom="0cm" style:contextual-spacing="false" fo:text-indent="0cm" style:auto-text-indent="false" fo:padding="0cm" fo:border="none"/>
    </style:style>
    <style:style style:name="P17" style:family="paragraph" style:parent-style-name="Table_20_Contents" style:list-style-name="L5">
      <style:paragraph-properties fo:margin-left="0cm" fo:margin-right="0cm" fo:margin-top="0cm" fo:margin-bottom="0cm" style:contextual-spacing="false" fo:text-indent="0cm" style:auto-text-indent="false" fo:padding="0cm" fo:border="none"/>
    </style:style>
    <style:style style:name="P18" style:family="paragraph" style:parent-style-name="Table_20_Contents" style:list-style-name="L6">
      <style:paragraph-properties fo:margin-left="0cm" fo:margin-right="0cm" fo:margin-top="0cm" fo:margin-bottom="0cm" style:contextual-spacing="false" fo:text-indent="0cm" style:auto-text-indent="false" fo:padding="0cm" fo:border="none"/>
    </style:style>
    <style:style style:name="P19" style:family="paragraph" style:parent-style-name="Table_20_Contents" style:list-style-name="L7">
      <style:paragraph-properties fo:margin-left="0cm" fo:margin-right="0cm" fo:margin-top="0cm" fo:margin-bottom="0cm" style:contextual-spacing="false" fo:text-indent="0cm" style:auto-text-indent="false" fo:padding="0cm" fo:border="none"/>
    </style:style>
    <style:style style:name="P20" style:family="paragraph" style:parent-style-name="Table_20_Contents" style:list-style-name="L8">
      <style:paragraph-properties fo:margin-left="0cm" fo:margin-right="0cm" fo:margin-top="0cm" fo:margin-bottom="0cm" style:contextual-spacing="false" fo:text-indent="0cm" style:auto-text-indent="false" fo:padding="0cm" fo:border="none"/>
    </style:style>
    <style:style style:name="P21"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font-weight="bold"/>
    </style:style>
    <style:style style:name="T1" style:family="text">
      <style:text-properties officeooo:rsid="0008375f"/>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line-through-style="none" style:text-line-through-type="none" style:text-underline-style="none" fo:font-weight="bold" style:text-blinking="false" fo:background-color="transparent" loext:char-shading-value="0"/>
    </style:style>
    <style:style style:name="T5" style:family="text">
      <style:text-properties officeooo:rsid="000a0469"/>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loud Service Providers</text:p>
      <text:p text:style-name="Standard"/>
      <text:p text:style-name="Standard">- Amazon Elastic Compute Cloud (EC2) forms a central part of Amazon.com's cloud-</text:p>
      <text:p text:style-name="Standard">computing platform, Amazon Web Services (AWS), by allowing users to rent virtual</text:p>
      <text:p text:style-name="Standard"/>
      <text:p text:style-name="Standard">computers on which to run their own computer applications. EC2 encourages scalable</text:p>
      <text:p text:style-name="Standard">deployment of applications by providing a web service through which a user can boot an</text:p>
      <text:p text:style-name="Standard">Amazon Machine Image (AMI) to configure a virtual machine, which Amazon calls an</text:p>
      <text:p text:style-name="Standard">"instance", containing any software desired. A user can create, launch, and terminate</text:p>
      <text:p text:style-name="Standard">server-instances as needed, paying by the second for active servers – hence the term</text:p>
      <text:p text:style-name="Standard">"elastic". EC2 provides users with control over the geographical location of instances that</text:p>
      <text:p text:style-name="Standard">allows for latency optimization and high levels of redundancy.</text:p>
      <text:p text:style-name="Standard"/>
      <text:p text:style-name="Standard">- Microsoft Azure (formerly Windows Azure) is a cloud computing service created by</text:p>
      <text:p text:style-name="Standard">Microsoft for building, testing, deploying, and managing applications and services through</text:p>
      <text:p text:style-name="Standard">Microsoft-managed data centers. It provides software as a service (SaaS), platform as a</text:p>
      <text:p text:style-name="Standard">service (PaaS) and infrastructure as a service (IaaS) and supports many different</text:p>
      <text:p text:style-name="Standard"/>
      <text:p text:style-name="Standard">programming languages, tools and frameworks, including both Microsoft-specific and third-</text:p>
      <text:p text:style-name="Standard">party software and systems.</text:p>
      <text:p text:style-name="Standard"/>
      <text:p text:style-name="Standard">Azure was announced in October 2008, started with codename "Project Red Dog", and</text:p>
      <text:p text:style-name="Standard">released on February 1, 2010, as "Windows Azure" before being renamed "Microsoft Azure"</text:p>
      <text:p text:style-name="Standard">on March 25, 2014.</text:p>
      <text:p text:style-name="Standard"/>
      <text:p text:style-name="Standard">- Google Cloud Platform (GCP), offered by Google, is a suite of cloud computing services</text:p>
      <text:p text:style-name="Standard">that runs on the same infrastructure that Google uses internally for its end-user products,</text:p>
      <text:p text:style-name="Standard">such as Google Search and YouTube. Alongside a set of management tools, it provides a</text:p>
      <text:p text:style-name="Standard">series of modular cloud services including computing, data storage, data analytics and</text:p>
      <text:p text:style-name="Standard">machine learning. Registration requires a credit card or bank account details.</text:p>
      <text:p text:style-name="Standard">Google Cloud Platform provides infrastructure as a service, platform as a service, and</text:p>
      <text:p text:style-name="Standard">serverless computing environments.</text:p>
      <text:p text:style-name="Standard">In April 2008, Google announced App Engine, a platform for developing and hosting web</text:p>
      <text:p text:style-name="Standard">applications in Google-managed data centers, which was the first cloud computing service</text:p>
      <text:p text:style-name="Standard"/>
      <text:p text:style-name="Standard">from the company. The service became generally available in November 2011. Since the</text:p>
      <text:p text:style-name="Standard">announcement of App Engine, Google added multiple cloud services to the platform.</text:p>
      <text:p text:style-name="Standard">Google Cloud Platform is a part [4] of Google Cloud, which includes the Google Cloud</text:p>
      <text:p text:style-name="Standard">Platform public cloud infrastructure, as well as G Suite, enterprise versions of Android and</text:p>
      <text:p text:style-name="Standard">Chrome OS, and application programming interfaces (APIs) for machine learning and</text:p>
      <text:p text:style-name="Standard">enterprise mapping servic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2) How old are these platforms?</text:p>
      <text:p text:style-name="Standard"/>
      <text:p text:style-name="Standard">-(Amazon EC2)Launched: March 2006; 13 years ago</text:p>
      <text:p text:style-name="Standard"/>
      <text:p text:style-name="Standard">-(Microsoft Azure)Launched: 1 February 2010; 10 years old</text:p>
      <text:p text:style-name="Standard"/>
      <text:p text:style-name="Standard">-(Google Cloud Platform)Launched: April 7, 2008; 11 years old</text:p>
      <text:p text:style-name="Standard"/>
      <text:p text:style-name="Standard"/>
      <text:p text:style-name="Standard"/>
      <text:p text:style-name="P1">3) Which one to choose and why?</text:p>
      <text:p text:style-name="Standard"/>
      <text:p text:style-name="Standard">- (Amazon)With a vast tool set that continues to grow exponentially, Amazon’s capabilities</text:p>
      <text:p text:style-name="Standard">are unmatched. Yet its cost structure can be confusing, and its singular focus on public cloud</text:p>
      <text:p text:style-name="Standard">rather than hybrid cloud or private cloud means that interoperating with your data center</text:p>
      <text:p text:style-name="Standard">isn't AWS's top priority.</text:p>
      <text:p text:style-name="Standard">• Easy to use</text:p>
      <text:p text:style-name="Standard">AWS is designed to allow application providers, ISVs, and vendors to quickly and securely</text:p>
      <text:p text:style-name="Standard">host your applications – whether an existing application or a new SaaS-based application.</text:p>
      <text:p text:style-name="Standard">You can use the AWS Management Console or well-documented web services APIs to access</text:p>
      <text:p text:style-name="Standard">AWS’s application hosting platform.</text:p>
      <text:p text:style-name="Standard">• Flexible</text:p>
      <text:p text:style-name="Standard">AWS enables you to select the operating system, programming language, web application</text:p>
      <text:p text:style-name="Standard">platform, database, and other services you need. With AWS, you receive a virtual</text:p>
      <text:p text:style-name="Standard">environment that lets you load the software and services your application requires. This</text:p>
      <text:p text:style-name="Standard">eases the migration process for existing applications while preserving options for building</text:p>
      <text:p text:style-name="Standard">new solutions.</text:p>
      <text:p text:style-name="Standard">• Cost-Effective</text:p>
      <text:p text:style-name="Standard"/>
      <text:p text:style-name="Standard">You pay only for the compute power, storage, and other resources you use, with no long-</text:p>
      <text:p text:style-name="Standard">term contracts or up-front commitments. For more information on comparing the costs of</text:p>
      <text:p text:style-name="Standard"/>
      <text:p text:style-name="Standard">other hosting alternatives with AWS, see the AWS Economics Center.</text:p>
      <text:p text:style-name="Standard"/>
      <text:p text:style-name="Standard">• Reliable</text:p>
      <text:p text:style-name="Standard">With AWS, you take advantage of a scalable, reliable, and secure global computing</text:p>
      <text:p text:style-name="Standard">infrastructure, the virtual backbone of Amazon.com’s multi-billion dollar online business</text:p>
      <text:p text:style-name="Standard">that has been honed for over a decade.</text:p>
      <text:p text:style-name="Standard">• Scalable and high-performance</text:p>
      <text:p text:style-name="Standard">Using AWS tools, Auto Scaling, and Elastic Load Balancing, your application can scale up or</text:p>
      <text:p text:style-name="Standard">down based on demand. Backed by Amazon’s massive infrastructure, you have access to</text:p>
      <text:p text:style-name="Standard">compute and storage resources when you need them.</text:p>
      <text:p text:style-name="Standard">• Secure</text:p>
      <text:p text:style-name="Standard">AWS utilizes an end-to-end approach to secure and harden our infrastructure, including</text:p>
      <text:p text:style-name="Standard">physical, operational, and software measures. For more information, see the AWS Security</text:p>
      <text:p text:style-name="Standard">Center.</text:p>
      <text:p text:style-name="Standard"/>
      <text:p text:style-name="Standard"/>
      <text:p text:style-name="Standard"/>
      <text:p text:style-name="Standard"/>
      <text:p text:style-name="Standard"/>
      <text:p text:style-name="Standard"/>
      <text:p text:style-name="P1"><text:soft-page-break/>4) Pricing?</text:p>
      <text:p text:style-name="Standard"/>
      <text:p text:style-name="Standard">-Always free(though there are various categories)</text:p>
      <text:p text:style-name="Standard">- <text:span text:style-name="T1">PayAsYouGo</text:span></text:p>
      <text:p text:style-name="Standard"/>
      <text:p text:style-name="Standard"/>
      <text:p text:style-name="P1">5) Features?</text:p>
      <text:p text:style-name="Standard"/>
      <text:p text:style-name="Standard">-Various configurations of CPU, memory, storage, and networking capacity for your</text:p>
      <text:p text:style-name="Standard">instances, known as instance types. Secure login information for your instances using key</text:p>
      <text:p text:style-name="Standard">pairs (AWS stores the public key, and you store the private key in a secure place)</text:p>
      <text:p text:style-name="Standard"/>
      <text:p text:style-name="Standard"/>
      <text:p text:style-name="P1">6) Services?</text:p>
      <text:p text:style-name="Standard"/>
      <text:p text:style-name="Standard">-Amazon EC2 is integrated with most AWS services such as Amazon Simple Storage Service</text:p>
      <text:p text:style-name="Standard">(Amazon S3), Amazon Relational Database Service (Amazon RDS), and Amazon Virtual</text:p>
      <text:p text:style-name="Standard">Private Cloud (Amazon VPC) to provide a complete, secure solution for computing, query</text:p>
      <text:p text:style-name="Standard">processing, and cloud storage across a wide range of applications.</text:p>
      <text:p text:style-name="Standard"/>
      <text:p text:style-name="Standard"/>
      <text:p text:style-name="P2">7) Storage Services ?</text:p>
      <text:p text:style-name="P5"/>
      <text:p text:style-name="Standard">There Are 3 Types of Cloud Storage</text:p>
      <text:p text:style-name="Standard">1. Object Storage </text:p>
      <text:p text:style-name="Standard">2. File Storage</text:p>
      <text:p text:style-name="Standard">3. Block Storage </text:p>
      <text:p text:style-name="Standard"/>
      <text:p text:style-name="Standard">Storage Offered By Amazon Web Services (AWS)</text:p>
      <text:p text:style-name="Standard">type of storage</text:p>
      <text:p text:style-name="Standard"/>
      <text:p text:style-name="Standard"/>
      <text:p text:style-name="Standard">1. <text:s/>Simple Storage Service (Amazon S3)</text:p>
      <text:p text:style-name="Standard">Amazon S3 the oldest and most supported storage platform of AWS uses an object storage model that is built to store and retrieve any amount of data. Data can be accessed everywhere such as websites, mobile apps, corporate applications, and data from IoT sensors or devices that can be dumped onto S3.</text:p>
      <text:p text:style-name="Standard"/>
      <text:p text:style-name="Standard">2. Amazon Glacier</text:p>
      <text:p text:style-name="Standard">Amazon Glacier is a secure, durable, and extremely low-cost storage service for data archiving and long-term storage. Glacier allows you to run powerful analytics directly on archived data. The glacier can also utilize other AWS storage services such as S3, CloudFront, etc. to move data in and out seamlessly for better and effective results.</text:p>
      <text:p text:style-name="Standard"/>
      <text:p text:style-name="Standard">3. <text:s/>Elastic File System (Amazon EFS)</text:p>
      <text:p text:style-name="Standard">As the name suggests EFS delivers a scalable, elastic, highly available, and highly durable network file system as-a-service. The storage capacity of EFS is elastic and is capable of growing and shrinking automatically depending on the requirement. EFS supports Network File System versions 4 (NFSv4) and 4.1 (NFSv4.1</text:p>
      <text:p text:style-name="Standard"/>
      <text:p text:style-name="Standard"/>
      <text:p text:style-name="Standard"><text:soft-page-break/></text:p>
      <text:p text:style-name="P6">8 ) Database Services </text:p>
      <text:p text:style-name="P6"/>
      <text:p text:style-name="P6"/>
      <text:p text:style-name="P6"><text:bookmark text:name="w596aac17c27b7b3"/></text:p>
      <table:table table:name="Table1" table:style-name="Table1">
        <table:table-column table:style-name="Table1.A"/>
        <table:table-column table:style-name="Table1.B"/>
        <table:table-column table:style-name="Table1.C"/>
        <table:table-header-rows>
          <table:table-row table:style-name="TableLine1799551196064">
            <table:table-cell table:style-name="Table1.A1" office:value-type="string">
              <text:p text:style-name="P21">Database</text:p>
            </table:table-cell>
            <table:table-cell table:style-name="Table1.A1" office:value-type="string">
              <text:p text:style-name="P21">Use cases</text:p>
            </table:table-cell>
            <table:table-cell table:style-name="Table1.A1" office:value-type="string">
              <text:p text:style-name="P21">AWS services</text:p>
            </table:table-cell>
          </table:table-row>
        </table:table-header-rows>
        <table:table-row table:style-name="TableLine1799551196064">
          <table:table-cell table:style-name="Table1.A2" office:value-type="string">
            <text:p text:style-name="P11">Relational</text:p>
          </table:table-cell>
          <table:table-cell table:style-name="Table1.A2" office:value-type="string">
            <text:p text:style-name="P12">Traditional applications, enterprise resource planning (ERP), customer relationship management (CRM), ecommerce</text:p>
          </table:table-cell>
          <table:table-cell table:style-name="Table1.A2" office:value-type="string">
            <text:list xml:id="list1728229123" text:style-name="L1">
              <text:list-item>
                <text:p text:style-name="P13"><text:a xlink:type="simple" xlink:href="https://aws.amazon.com/rds/aurora/" office:target-frame-name="_blank" xlink:show="new" text:style-name="Internet_20_link" text:visited-style-name="Visited_20_Internet_20_Link"><text:span text:style-name="T4">Amazon Aurora</text:span></text:a><text:span text:style-name="T2"> — Designed for unparalleled high performance and availability at global scale with full MySQL and PostgreSQL compatibility</text:span></text:p>
              </text:list-item>
              <text:list-item>
                <text:p text:style-name="P13"><text:a xlink:type="simple" xlink:href="https://aws.amazon.com/rds/" office:target-frame-name="_blank" xlink:show="new" text:style-name="Internet_20_link" text:visited-style-name="Visited_20_Internet_20_Link"><text:span text:style-name="T4">Amazon RDS</text:span></text:a><text:span text:style-name="T2"> — Set up, operate, and scale a relational database in the cloud with just a few clicks</text:span></text:p>
              </text:list-item>
              <text:list-item>
                <text:p text:style-name="P13"><text:a xlink:type="simple" xlink:href="https://aws.amazon.com/redshift/" office:target-frame-name="_blank" xlink:show="new" text:style-name="Internet_20_link" text:visited-style-name="Visited_20_Internet_20_Link"><text:span text:style-name="T4">Amazon Redshift</text:span></text:a><text:span text:style-name="T2"> — Accelerate your time to insights with fast, easy, and secure cloud data warehousing at scale</text:span></text:p>
              </text:list-item>
            </text:list>
          </table:table-cell>
        </table:table-row>
        <table:table-row table:style-name="TableLine1799551196064">
          <table:table-cell table:style-name="Table1.A2" office:value-type="string">
            <text:p text:style-name="P11">Key-value</text:p>
          </table:table-cell>
          <table:table-cell table:style-name="Table1.A2" office:value-type="string">
            <text:p text:style-name="P12">High-traffic web applications, ecommerce systems, gaming applications</text:p>
          </table:table-cell>
          <table:table-cell table:style-name="Table1.A2" office:value-type="string">
            <text:list xml:id="list994220563" text:style-name="L2">
              <text:list-item>
                <text:p text:style-name="P14"><text:a xlink:type="simple" xlink:href="https://aws.amazon.com/dynamodb/" office:target-frame-name="_blank" xlink:show="new" text:style-name="Internet_20_link" text:visited-style-name="Visited_20_Internet_20_Link"><text:span text:style-name="T4">Amazon DynamoDB</text:span></text:a><text:span text:style-name="T2"> — Fast, flexible NoSQL database service for single-digit millisecond performance at any scale</text:span></text:p>
              </text:list-item>
            </text:list>
          </table:table-cell>
        </table:table-row>
        <table:table-row table:style-name="TableLine1799551196064">
          <table:table-cell table:style-name="Table1.A2" office:value-type="string">
            <text:p text:style-name="P11">In-memory</text:p>
          </table:table-cell>
          <table:table-cell table:style-name="Table1.A2" office:value-type="string">
            <text:p text:style-name="P12">Caching, session management, gaming leaderboards, geospatial applications</text:p>
          </table:table-cell>
          <table:table-cell table:style-name="Table1.A2" office:value-type="string">
            <text:list xml:id="list2348800994" text:style-name="L3">
              <text:list-item>
                <text:p text:style-name="P15"><text:a xlink:type="simple" xlink:href="https://aws.amazon.com/elasticache/" office:target-frame-name="_blank" xlink:show="new" text:style-name="Internet_20_link" text:visited-style-name="Visited_20_Internet_20_Link"><text:span text:style-name="T4">Amazon ElastiCache</text:span></text:a><text:span text:style-name="T2"> — Unlock microsecond latency and scale with in-memory caching</text:span></text:p>
              </text:list-item>
              <text:list-item>
                <text:p text:style-name="P15"><text:a xlink:type="simple" xlink:href="https://aws.amazon.com/memorydb/" office:target-frame-name="_blank" xlink:show="new" text:style-name="Internet_20_link" text:visited-style-name="Visited_20_Internet_20_Link"><text:span text:style-name="T4">Amazon MemoryDB for Redis</text:span></text:a><text:span text:style-name="T2"> — Redis-compatible, durable, in-memory database service for ultra-fast performance</text:span></text:p>
              </text:list-item>
            </text:list>
          </table:table-cell>
        </table:table-row>
        <table:table-row table:style-name="TableLine1799551196064">
          <table:table-cell table:style-name="Table1.A2" office:value-type="string">
            <text:p text:style-name="P11">Document</text:p>
          </table:table-cell>
          <table:table-cell table:style-name="Table1.A2" office:value-type="string">
            <text:p text:style-name="P12">Content management, catalogs, user profiles</text:p>
          </table:table-cell>
          <table:table-cell table:style-name="Table1.A2" office:value-type="string">
            <text:list xml:id="list2627646172" text:style-name="L4">
              <text:list-item>
                <text:p text:style-name="P16"><text:a xlink:type="simple" xlink:href="https://aws.amazon.com/documentdb/" office:target-frame-name="_blank" xlink:show="new" text:style-name="Internet_20_link" text:visited-style-name="Visited_20_Internet_20_Link"><text:span text:style-name="T4">Amazon DocumentDB (with MongoDB compatibility)</text:span></text:a><text:span text:style-name="T2"> — Scale JSON workloads with ease using a fully managed document database service</text:span></text:p>
              </text:list-item>
            </text:list>
          </table:table-cell>
        </table:table-row>
        <table:table-row table:style-name="TableLine1799551196064">
          <table:table-cell table:style-name="Table1.A2" office:value-type="string">
            <text:p text:style-name="P11">Wide column</text:p>
          </table:table-cell>
          <table:table-cell table:style-name="Table1.A2" office:value-type="string">
            <text:p text:style-name="P12">High-scale industrial apps for equipment maintenance, fleet management, and route optimization</text:p>
          </table:table-cell>
          <table:table-cell table:style-name="Table1.A2" office:value-type="string">
            <text:list xml:id="list2949407660" text:style-name="L5">
              <text:list-item>
                <text:p text:style-name="P17"><text:a xlink:type="simple" xlink:href="https://aws.amazon.com/keyspaces/" office:target-frame-name="_blank" xlink:show="new" text:style-name="Internet_20_link" text:visited-style-name="Visited_20_Internet_20_Link"><text:span text:style-name="T4">Amazon Keyspaces</text:span></text:a><text:span text:style-name="T2"> — A scalable, highly available, and managed Apache Cassandra–compatible database service</text:span></text:p>
              </text:list-item>
            </text:list>
          </table:table-cell>
        </table:table-row>
        <table:table-row table:style-name="TableLine1799551196064">
          <table:table-cell table:style-name="Table1.A2" office:value-type="string">
            <text:p text:style-name="P11">Graph</text:p>
          </table:table-cell>
          <table:table-cell table:style-name="Table1.A2" office:value-type="string">
            <text:p text:style-name="P12">Fraud detection, social networking, recommendation engines</text:p>
          </table:table-cell>
          <table:table-cell table:style-name="Table1.A2" office:value-type="string">
            <text:list xml:id="list3711792246" text:style-name="L6">
              <text:list-item>
                <text:p text:style-name="P18"><text:a xlink:type="simple" xlink:href="https://aws.amazon.com/neptune/" office:target-frame-name="_blank" xlink:show="new" text:style-name="Internet_20_link" text:visited-style-name="Visited_20_Internet_20_Link"><text:span text:style-name="T4">Amazon Neptune</text:span></text:a><text:span text:style-name="T2"> — Build and run graph applications with highly connected datasets</text:span></text:p>
              </text:list-item>
            </text:list>
          </table:table-cell>
        </table:table-row>
        <table:table-row table:style-name="TableLine1799551196064">
          <table:table-cell table:style-name="Table1.A2" office:value-type="string">
            <text:p text:style-name="P11">Time series</text:p>
          </table:table-cell>
          <table:table-cell table:style-name="Table1.A2" office:value-type="string">
            <text:p text:style-name="P12">Internet of Things (IoT) applications, DevOps, industrial telemetry</text:p>
          </table:table-cell>
          <table:table-cell table:style-name="Table1.A2" office:value-type="string">
            <text:list xml:id="list3303813304" text:style-name="L7">
              <text:list-item>
                <text:p text:style-name="P19"><text:a xlink:type="simple" xlink:href="https://aws.amazon.com/timestream/" office:target-frame-name="_blank" xlink:show="new" text:style-name="Internet_20_link" text:visited-style-name="Visited_20_Internet_20_Link"><text:span text:style-name="T4">Amazon Timestream</text:span></text:a><text:span text:style-name="T2"> — Fast, scalable, serverless time series database</text:span></text:p>
              </text:list-item>
            </text:list>
          </table:table-cell>
        </table:table-row>
        <table:table-row table:style-name="TableLine1799551196064">
          <table:table-cell table:style-name="Table1.A2" office:value-type="string">
            <text:p text:style-name="P11">Ledger</text:p>
          </table:table-cell>
          <table:table-cell table:style-name="Table1.A2" office:value-type="string">
            <text:p text:style-name="P12">Systems of record, supply chain, registrations, banking transactions</text:p>
          </table:table-cell>
          <table:table-cell table:style-name="Table1.A2" office:value-type="string">
            <text:list xml:id="list620166335" text:style-name="L8">
              <text:list-item>
                <text:p text:style-name="P20"><text:a xlink:type="simple" xlink:href="https://aws.amazon.com/qldb/" office:target-frame-name="_blank" xlink:show="new" text:style-name="Internet_20_link" text:visited-style-name="Visited_20_Internet_20_Link"><text:span text:style-name="T4">Amazon Ledger Database Service (QLDB)</text:span></text:a><text:span text:style-name="T2"> — Maintain an immutable, cryptographically verifiable log of data changes</text:span></text:p>
              </text:list-item>
            </text:list>
          </table:table-cell>
        </table:table-row>
      </table:table>
      <text:p text:style-name="P6"/>
      <text:p text:style-name="P6"/>
      <text:p text:style-name="P3"/>
      <text:p text:style-name="P3"/>
      <text:p text:style-name="P3"/>
      <text:p text:style-name="P3"/>
      <text:p text:style-name="P3"/>
      <text:p text:style-name="P3"/>
      <text:p text:style-name="P3"/>
      <text:p text:style-name="P3"><text:soft-page-break/>9) Network and Content Delivery</text:p>
      <text:p text:style-name="P3"/>
      <text:p text:style-name="P9">Amazon API Gateway</text:p>
      <text:p text:style-name="P7"/>
      <text:p text:style-name="P7">Amazon API Gateway is a fully managed service that makes it easy for developers to create, publish, maintain, monitor, and secure APIs at any scale. With a few clicks in the AWS Management Console, you can create an API that acts as a “front door” for applications to access data, business logic, or functionality from your back-end services, such as workloads running on Amazon EC2, code running on AWS Lambda, or any web application. Amazon API Gateway handles all the tasks involved in accepting and processing up to hundreds of thousands of concurrent API calls, including traﬃc management, authorization and access control, monitoring, and API version management.</text:p>
      <text:p text:style-name="P3"/>
      <text:p text:style-name="P9">Amazon CloudFront</text:p>
      <text:p text:style-name="P7"/>
      <text:p text:style-name="P7">Amazon CloudFront is a fast content delivery network (CDN) service that securely delivers data, videos, applications, and APIs to customers globally with low latency, high transfer speeds, all within a developer-friendly environment. CloudFront is integrated with AWS – both physical locations that are directly connected to the AWS global infrastructure, as well as other AWS services. CloudFront works seamlessly with services including AWS Shield for DDoS mitigation, Amazon S3, Elastic Load Balancing or Amazon EC2 as origins for your applications, and Lambda@Edge to run custom code closer to customers’ users and to customize the user experience.</text:p>
      <text:p text:style-name="P8"/>
      <text:p text:style-name="P7">You can get started with the Content Delivery Network in minutes, using the same AWS tools that you're already familiar with: APIs, AWS Management Console, AWS CloudFormation, CLIs, and SDKs. Amazon CDN offers a simple, pay-as-you-go pricing model with no upfront fees or required long-term contracts, and support for the CDN is included in your existing AWS Support </text:p>
      <text:p text:style-name="P7"/>
      <text:p text:style-name="P9">Amazon Route 53</text:p>
      <text:p text:style-name="P7"/>
      <text:p text:style-name="P7">Amazon Route 53 is a highly available and scalable cloud Domain Name System (DNS) web service. It is designed to give developers and businesses an extremely reliable and cost-effective way to route end users to Internet applications by translating human-readable names, such as www.example.com, into the numeric IP addresses, such as 192.0.2.1, that computers use to connect to each other. Amazon Route 53 is fully compliant with IPv6 as well.</text:p>
      <text:p text:style-name="P7"/>
      <text:p text:style-name="P7">Amazon Route 53 effectively connects user requests to infrastructure running in AWS—such as EC2 instances, Elastic Load Balancing load balancers, orAmazon S3 buckets—and can also be used to route users to infrastructure outside of AWS. You can use Amazon Route 53 to configure DNS health checks to route traffic to healthy endpoints or to independently monitor the health of your application and its endpoints. Amazon Route 53 traffic flow makes it easy for you to manage traffic globally through a variety of routing types, including latency-based routing, Geo DNS, and weighted round robin—all of which can be combined with DNS Failover in order to enable a variety of low-latency, fault-tolerant architectures. Using Amazon Route 53 traffic flow’s simple visual editor, you can easily <text:soft-page-break/>manage how your end users are routed to your application’s endpoints—whether in a single AWS Region or distributed around the globe. Amazon Route 53 also offers Domain Name Registration—you can purchase and manage domain names such as example.com and Amazon Route 53 will automatically configure DNS settings for your domains.</text:p>
      <text:p text:style-name="P7"/>
      <text:p text:style-name="P7"/>
      <text:p text:style-name="P7"/>
      <text:p text:style-name="P3"><text:span text:style-name="T5">10</text:span>) <text:span text:style-name="T5">Security Services</text:span></text:p>
      <text:p text:style-name="P7"/>
      <text:p text:style-name="P7">Amazon Web Services (AWS) provides a host of dedicated security services that you can use across your environments. Many AWS security services integrate with resources across AWS and some also support on-premises resources.</text:p>
      <text:p text:style-name="P7"/>
      <text:p text:style-name="P8"><text:span text:style-name="T5">1) </text:span>Data Protection</text:p>
      <text:p text:style-name="P8"/>
      <text:p text:style-name="P8">Data protection services are required to keep your data secure and ensure that data is not lost during transfer or corrupted in storage. These services typically include features for encryption, data duplication, and data monitoring</text:p>
      <text:p text:style-name="P10">Services offered by AWS include:</text:p>
      <text:p text:style-name="P10"/>
      <text:p text:style-name="P10">AWS Secrets Manager</text:p>
      <text:p text:style-name="P10">AWS Certificate Manager</text:p>
      <text:p text:style-name="P10">AWS CloudHSM (hardware security module)</text:p>
      <text:p text:style-name="P10">AWS Key Management Service (KMS)</text:p>
      <text:p text:style-name="P10">Amazon Macie</text:p>
      <text:p text:style-name="P8"/>
      <text:p text:style-name="P8"><text:span text:style-name="T5">2) </text:span>Identity and Access Management</text:p>
      <text:p text:style-name="P8"/>
      <text:p text:style-name="P8">Identity services enable you to define credentials, distribute and limit privileges, manage user and application roles, and identify users.</text:p>
      <text:p text:style-name="P8"/>
      <text:p text:style-name="P8">Services offered by AWS include:</text:p>
      <text:p text:style-name="P8">AWS Single Sign-On (SSO)</text:p>
      <text:p text:style-name="P8">Amazon Cognito</text:p>
      <text:p text:style-name="P8">AWS Resource Access Manager</text:p>
      <text:p text:style-name="P8">AWS Identity and Access Management (IAM)</text:p>
      <text:p text:style-name="P8"/>
      <text:p text:style-name="P8"><text:span text:style-name="T5">3) </text:span>Infrastructure Protection</text:p>
      <text:p text:style-name="P8"/>
      <text:p text:style-name="P8">Infrastructure protection services enable you to manage the security of configurable infrastructure, such as network connections.</text:p>
      <text:p text:style-name="P8"/>
      <text:p text:style-name="P8">Services offered by AWS include:</text:p>
      <text:p text:style-name="P8">AWS Firewall Manager</text:p>
      <text:p text:style-name="P8">AWS Web Application Firewall (WAF)</text:p>
      <text:p text:style-name="P8">AWS Shield</text:p>
      <text:p text:style-name="P8"/>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JP" svg:font-family="'Noto Sans JP', sans-serif"/>
    <style:font-face style:name="OpenSymbol" svg:font-family="OpenSymbol" style:font-charset="x-symbol"/>
    <style:font-face style:name="Poppins" svg:font-family="Poppins, sans-serif"/>
    <style:font-face style:name="proxima-nova" svg:font-family="proxima-nov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6T11:25:23.331000000</meta:creation-date>
    <dc:date>2022-12-16T11:51:31.944000000</dc:date>
    <meta:editing-duration>PT15M47S</meta:editing-duration>
    <meta:editing-cycles>2</meta:editing-cycles>
    <meta:generator>LibreOffice/7.3.5.2$Windows_X86_64 LibreOffice_project/184fe81b8c8c30d8b5082578aee2fed2ea847c01</meta:generator>
    <meta:document-statistic meta:table-count="1" meta:image-count="0" meta:object-count="0" meta:page-count="6" meta:paragraph-count="158" meta:word-count="1956" meta:character-count="12952" meta:non-whitespace-character-count="11151"/>
  </office:meta>
</office:document-meta>
</file>